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functions.LinearRegression -S 0 -R 1.0E-8</text:p>
      <text:p text:style-name="Standard">Relation: <text:s text:c="4"/>FeatureFileAllMT_Reg-weka.filters.unsupervised.attribute.Normalize-S1.0-T0.0-weka.filters.unsupervised.attribute.Remove-R2-28,33-43</text:p>
      <text:p text:style-name="Standard">Instances: <text:s text:c="3"/>1000</text:p>
      <text:p text:style-name="Standard">Attributes: <text:s text:c="2"/>5</text:p>
      <text:p text:style-name="Standard"><text:s text:c="14"/>Bi_lemma_overlap_count</text:p>
      <text:p text:style-name="Standard"><text:s text:c="14"/>MeanSimLabel</text:p>
      <text:p text:style-name="Standard"><text:s text:c="14"/>Tri_lemma_overlap_count</text:p>
      <text:p text:style-name="Standard"><text:s text:c="14"/>UMBC</text:p>
      <text:p text:style-name="Standard"><text:s text:c="14"/>Uni_lemma_overlap_count</text:p>
      <text:p text:style-name="Standard">Test mode: <text:s text:c="3"/>10-fold cross-validation</text:p>
      <text:p text:style-name="Standard"/>
      <text:p text:style-name="Standard">=== Classifier model (full training set) ===</text:p>
      <text:p text:style-name="Standard"/>
      <text:p text:style-name="Standard"/>
      <text:p text:style-name="Standard">Linear Regression Model</text:p>
      <text:p text:style-name="Standard"/>
      <text:p text:style-name="Standard">MeanSimLabel =</text:p>
      <text:p text:style-name="Standard"/>
      <text:p text:style-name="Standard"><text:s text:c="6"/>1.4772 * Bi_lemma_overlap_count +</text:p>
      <text:p text:style-name="Standard"><text:s text:c="6"/>2.6413 * UMBC +</text:p>
      <text:p text:style-name="Standard"><text:s text:c="6"/>0.9399 * Uni_lemma_overlap_count +</text:p>
      <text:p text:style-name="Standard"><text:s text:c="6"/>0.5056</text:p>
      <text:p text:style-name="Standard"/>
      <text:p text:style-name="Standard">Time taken to build model: 0 seconds</text:p>
      <text:p text:style-name="Standard"/>
      <text:p text:style-name="Standard">=== Predictions on test data ===</text:p>
      <text:p text:style-name="Standard"/>
      <text:p text:style-name="Standard">inst#,actual,predicted,error</text:p>
      <text:p text:style-name="Standard">1,0.6,2.033,1.433</text:p>
      <text:p text:style-name="Standard">2,0.5,1.433,0.933</text:p>
      <text:p text:style-name="Standard">3,2.4,1.22,-1.18</text:p>
      <text:p text:style-name="Standard">4,1,1.828,0.828</text:p>
      <text:p text:style-name="Standard">5,0.4,1.84,1.44</text:p>
      <text:p text:style-name="Standard">6,1.167,1.735,0.569</text:p>
      <text:p text:style-name="Standard">7,3,3.388,0.388</text:p>
      <text:p text:style-name="Standard">8,1.167,2.233,1.067</text:p>
      <text:p text:style-name="Standard">9,0.6,2.306,1.706</text:p>
      <text:p text:style-name="Standard">10,1.333,1.986,0.653</text:p>
      <text:p text:style-name="Standard">11,2.667,1.837,-0.83</text:p>
      <text:p text:style-name="Standard">12,0.833,1.632,0.799</text:p>
      <text:p text:style-name="Standard">13,3.6,2.982,-0.618</text:p>
      <text:p text:style-name="Standard">14,0.6,1.862,1.262</text:p>
      <text:p text:style-name="Standard">15,3.4,2.581,-0.819</text:p>
      <text:p text:style-name="Standard">16,3.8,1.577,-2.223</text:p>
      <text:p text:style-name="Standard">17,2,1.871,-0.129</text:p>
      <text:p text:style-name="Standard">18,1,1.77,0.77</text:p>
      <text:p text:style-name="Standard">19,0,0.949,0.949</text:p>
      <text:p text:style-name="Standard">20,2,2.359,0.359</text:p>
      <text:p text:style-name="Standard"><text:soft-page-break/>21,1.2,2.682,1.482</text:p>
      <text:p text:style-name="Standard">22,2.4,2.348,-0.052</text:p>
      <text:p text:style-name="Standard">23,3.333,1.859,-1.475</text:p>
      <text:p text:style-name="Standard">24,1.333,1.348,0.015</text:p>
      <text:p text:style-name="Standard">25,1.833,1.647,-0.187</text:p>
      <text:p text:style-name="Standard">26,2.4,1.888,-0.512</text:p>
      <text:p text:style-name="Standard">27,1.286,2.993,1.708</text:p>
      <text:p text:style-name="Standard">28,2.6,1.527,-1.073</text:p>
      <text:p text:style-name="Standard">29,1.4,1.994,0.594</text:p>
      <text:p text:style-name="Standard">30,1.8,1.892,0.092</text:p>
      <text:p text:style-name="Standard">31,2.8,2.129,-0.671</text:p>
      <text:p text:style-name="Standard">32,2.2,2.525,0.325</text:p>
      <text:p text:style-name="Standard">33,3,1.615,-1.385</text:p>
      <text:p text:style-name="Standard">34,2,1.838,-0.162</text:p>
      <text:p text:style-name="Standard">35,2.5,1.963,-0.537</text:p>
      <text:p text:style-name="Standard">36,1,1.437,0.437</text:p>
      <text:p text:style-name="Standard">37,2.6,2.244,-0.356</text:p>
      <text:p text:style-name="Standard">38,0.8,1.475,0.675</text:p>
      <text:p text:style-name="Standard">39,0.4,1.153,0.753</text:p>
      <text:p text:style-name="Standard">40,1.75,0.89,-0.86</text:p>
      <text:p text:style-name="Standard">41,1.2,2.272,1.072</text:p>
      <text:p text:style-name="Standard">42,1,1.481,0.481</text:p>
      <text:p text:style-name="Standard">43,3.8,3.018,-0.782</text:p>
      <text:p text:style-name="Standard">44,2.4,2.125,-0.275</text:p>
      <text:p text:style-name="Standard">45,3,2.068,-0.932</text:p>
      <text:p text:style-name="Standard">46,3,2.293,-0.707</text:p>
      <text:p text:style-name="Standard">47,2.6,1.714,-0.886</text:p>
      <text:p text:style-name="Standard">48,0.833,2.093,1.259</text:p>
      <text:p text:style-name="Standard">49,3.833,2.917,-0.916</text:p>
      <text:p text:style-name="Standard">50,2,1.753,-0.247</text:p>
      <text:p text:style-name="Standard">51,2,1.862,-0.138</text:p>
      <text:p text:style-name="Standard">52,0.286,1.632,1.346</text:p>
      <text:p text:style-name="Standard">53,2.833,2.316,-0.517</text:p>
      <text:p text:style-name="Standard">54,2.8,1.578,-1.222</text:p>
      <text:p text:style-name="Standard">55,3.333,2.68,-0.654</text:p>
      <text:p text:style-name="Standard">56,1,1.648,0.648</text:p>
      <text:p text:style-name="Standard">57,1,1.266,0.266</text:p>
      <text:p text:style-name="Standard">58,3.333,2.567,-0.767</text:p>
      <text:p text:style-name="Standard">59,1.333,2.973,1.64</text:p>
      <text:p text:style-name="Standard">60,3.8,2.082,-1.718</text:p>
      <text:p text:style-name="Standard">61,3.4,2.155,-1.245</text:p>
      <text:p text:style-name="Standard">62,2,1.085,-0.915</text:p>
      <text:p text:style-name="Standard">63,2.2,1.585,-0.615</text:p>
      <text:p text:style-name="Standard">64,1,1.84,0.84</text:p>
      <text:p text:style-name="Standard">65,2.2,1.889,-0.311</text:p>
      <text:p text:style-name="Standard">66,1.333,1.713,0.379</text:p>
      <text:p text:style-name="Standard">67,2.8,2.099,-0.701</text:p>
      <text:p text:style-name="Standard">68,2.333,2.538,0.205</text:p>
      <text:p text:style-name="Standard">69,2.667,1.592,-1.074</text:p>
      <text:p text:style-name="Standard">70,1,1.389,0.389</text:p>
      <text:p text:style-name="Standard">71,4.4,2.07,-2.33</text:p>
      <text:p text:style-name="Standard"><text:soft-page-break/>72,3.2,1.992,-1.208</text:p>
      <text:p text:style-name="Standard">73,2.8,1.491,-1.309</text:p>
      <text:p text:style-name="Standard">74,3.8,1.644,-2.156</text:p>
      <text:p text:style-name="Standard">75,2.5,2.198,-0.302</text:p>
      <text:p text:style-name="Standard">76,1.4,1.683,0.283</text:p>
      <text:p text:style-name="Standard">77,1.667,2.111,0.444</text:p>
      <text:p text:style-name="Standard">78,2.6,2.324,-0.276</text:p>
      <text:p text:style-name="Standard">79,2.333,2.12,-0.214</text:p>
      <text:p text:style-name="Standard">80,0.5,1.904,1.404</text:p>
      <text:p text:style-name="Standard">81,0.333,1.579,1.246</text:p>
      <text:p text:style-name="Standard">82,2,1.104,-0.896</text:p>
      <text:p text:style-name="Standard">83,0.8,1.588,0.788</text:p>
      <text:p text:style-name="Standard">84,3.2,1.676,-1.524</text:p>
      <text:p text:style-name="Standard">85,2,2.265,0.265</text:p>
      <text:p text:style-name="Standard">86,0.2,2.122,1.922</text:p>
      <text:p text:style-name="Standard">87,3.25,3.228,-0.022</text:p>
      <text:p text:style-name="Standard">88,3.8,2.507,-1.293</text:p>
      <text:p text:style-name="Standard">89,2.8,1.294,-1.506</text:p>
      <text:p text:style-name="Standard">90,2.4,2.205,-0.195</text:p>
      <text:p text:style-name="Standard">91,3,2.216,-0.784</text:p>
      <text:p text:style-name="Standard">92,2.2,2.141,-0.059</text:p>
      <text:p text:style-name="Standard">93,2.2,1.776,-0.424</text:p>
      <text:p text:style-name="Standard">94,1,1.303,0.303</text:p>
      <text:p text:style-name="Standard">95,3.25,2.266,-0.984</text:p>
      <text:p text:style-name="Standard">96,3.2,3.169,-0.031</text:p>
      <text:p text:style-name="Standard">97,3,1.883,-1.117</text:p>
      <text:p text:style-name="Standard">98,1.167,2.072,0.905</text:p>
      <text:p text:style-name="Standard">99,1.2,1.868,0.668</text:p>
      <text:p text:style-name="Standard">100,4.4,2.193,-2.207</text:p>
      <text:p text:style-name="Standard">1,1.4,1.409,0.009</text:p>
      <text:p text:style-name="Standard">2,2,2.232,0.232</text:p>
      <text:p text:style-name="Standard">3,0.8,1.379,0.579</text:p>
      <text:p text:style-name="Standard">4,0.4,1.658,1.258</text:p>
      <text:p text:style-name="Standard">5,2.25,1.598,-0.652</text:p>
      <text:p text:style-name="Standard">6,2.667,1.775,-0.891</text:p>
      <text:p text:style-name="Standard">7,1.167,1.605,0.438</text:p>
      <text:p text:style-name="Standard">8,1.667,1.559,-0.108</text:p>
      <text:p text:style-name="Standard">9,2.667,1.811,-0.855</text:p>
      <text:p text:style-name="Standard">10,1.75,1.537,-0.213</text:p>
      <text:p text:style-name="Standard">11,4,2.235,-1.765</text:p>
      <text:p text:style-name="Standard">12,4.167,2.751,-1.416</text:p>
      <text:p text:style-name="Standard">13,1.833,1.488,-0.346</text:p>
      <text:p text:style-name="Standard">14,0.8,1.568,0.768</text:p>
      <text:p text:style-name="Standard">15,1.2,2.237,1.037</text:p>
      <text:p text:style-name="Standard">16,1.6,1.836,0.236</text:p>
      <text:p text:style-name="Standard">17,2.75,1.689,-1.061</text:p>
      <text:p text:style-name="Standard">18,3.5,2.964,-0.536</text:p>
      <text:p text:style-name="Standard">19,4.833,2.94,-1.894</text:p>
      <text:p text:style-name="Standard">20,1.833,1.599,-0.235</text:p>
      <text:p text:style-name="Standard">21,1.833,2.38,0.546</text:p>
      <text:p text:style-name="Standard">22,1.6,2.197,0.597</text:p>
      <text:p text:style-name="Standard"><text:soft-page-break/>23,0.6,1.945,1.345</text:p>
      <text:p text:style-name="Standard">24,1.833,2.392,0.559</text:p>
      <text:p text:style-name="Standard">25,0.4,0.817,0.417</text:p>
      <text:p text:style-name="Standard">26,1.667,2.049,0.383</text:p>
      <text:p text:style-name="Standard">27,4,2.29,-1.71</text:p>
      <text:p text:style-name="Standard">28,1,1.291,0.291</text:p>
      <text:p text:style-name="Standard">29,1.4,2.483,1.083</text:p>
      <text:p text:style-name="Standard">30,0.667,1.343,0.677</text:p>
      <text:p text:style-name="Standard">31,2.2,1.443,-0.757</text:p>
      <text:p text:style-name="Standard">32,2.6,2.055,-0.545</text:p>
      <text:p text:style-name="Standard">33,3.2,1.774,-1.426</text:p>
      <text:p text:style-name="Standard">34,0,1.338,1.338</text:p>
      <text:p text:style-name="Standard">35,4,2.523,-1.477</text:p>
      <text:p text:style-name="Standard">36,3,1.462,-1.538</text:p>
      <text:p text:style-name="Standard">37,2.6,2.085,-0.515</text:p>
      <text:p text:style-name="Standard">38,2.6,0.936,-1.664</text:p>
      <text:p text:style-name="Standard">39,0.75,2.123,1.373</text:p>
      <text:p text:style-name="Standard">40,0,1.615,1.615</text:p>
      <text:p text:style-name="Standard">41,2,2.521,0.521</text:p>
      <text:p text:style-name="Standard">42,3.167,1.906,-1.261</text:p>
      <text:p text:style-name="Standard">43,1.4,1.46,0.06</text:p>
      <text:p text:style-name="Standard">44,3.6,2.225,-1.375</text:p>
      <text:p text:style-name="Standard">45,2.5,1.438,-1.062</text:p>
      <text:p text:style-name="Standard">46,1.167,2.004,0.837</text:p>
      <text:p text:style-name="Standard">47,0.6,2.044,1.444</text:p>
      <text:p text:style-name="Standard">48,0.75,1.386,0.636</text:p>
      <text:p text:style-name="Standard">49,1.6,1.933,0.333</text:p>
      <text:p text:style-name="Standard">50,1.6,2.182,0.582</text:p>
      <text:p text:style-name="Standard">51,3,3.47,0.47</text:p>
      <text:p text:style-name="Standard">52,0.25,1.665,1.415</text:p>
      <text:p text:style-name="Standard">53,1.167,2.44,1.273</text:p>
      <text:p text:style-name="Standard">54,1.75,1.755,0.005</text:p>
      <text:p text:style-name="Standard">55,2,1.381,-0.619</text:p>
      <text:p text:style-name="Standard">56,1.8,1.776,-0.024</text:p>
      <text:p text:style-name="Standard">57,1.667,1.832,0.165</text:p>
      <text:p text:style-name="Standard">58,2.25,2.612,0.362</text:p>
      <text:p text:style-name="Standard">59,1.6,1.461,-0.139</text:p>
      <text:p text:style-name="Standard">60,1.2,1.613,0.413</text:p>
      <text:p text:style-name="Standard">61,1.333,2.034,0.701</text:p>
      <text:p text:style-name="Standard">62,3,1.904,-1.096</text:p>
      <text:p text:style-name="Standard">63,0.4,2.196,1.796</text:p>
      <text:p text:style-name="Standard">64,1.6,2.526,0.926</text:p>
      <text:p text:style-name="Standard">65,0.833,1.932,1.099</text:p>
      <text:p text:style-name="Standard">66,3.167,3.271,0.104</text:p>
      <text:p text:style-name="Standard">67,2.6,2.409,-0.191</text:p>
      <text:p text:style-name="Standard">68,1.4,1.994,0.594</text:p>
      <text:p text:style-name="Standard">69,0.833,1.503,0.67</text:p>
      <text:p text:style-name="Standard">70,2,1.832,-0.168</text:p>
      <text:p text:style-name="Standard">71,1.2,1.618,0.418</text:p>
      <text:p text:style-name="Standard">72,2,2.248,0.248</text:p>
      <text:p text:style-name="Standard">73,2.25,1.682,-0.568</text:p>
      <text:p text:style-name="Standard"><text:soft-page-break/>74,2.2,2.439,0.239</text:p>
      <text:p text:style-name="Standard">75,2.8,2.307,-0.493</text:p>
      <text:p text:style-name="Standard">76,1.4,2.237,0.837</text:p>
      <text:p text:style-name="Standard">77,0.8,3.166,2.366</text:p>
      <text:p text:style-name="Standard">78,0.333,1.494,1.16</text:p>
      <text:p text:style-name="Standard">79,3.4,1.716,-1.684</text:p>
      <text:p text:style-name="Standard">80,1,2.735,1.735</text:p>
      <text:p text:style-name="Standard">81,4.2,3.178,-1.022</text:p>
      <text:p text:style-name="Standard">82,2.2,1.396,-0.804</text:p>
      <text:p text:style-name="Standard">83,1,1.797,0.797</text:p>
      <text:p text:style-name="Standard">84,0.2,1.668,1.468</text:p>
      <text:p text:style-name="Standard">85,3.2,3.3,0.1</text:p>
      <text:p text:style-name="Standard">86,1.8,1.915,0.115</text:p>
      <text:p text:style-name="Standard">87,1.2,1.641,0.441</text:p>
      <text:p text:style-name="Standard">88,3.25,1.535,-1.715</text:p>
      <text:p text:style-name="Standard">89,2.4,1.439,-0.961</text:p>
      <text:p text:style-name="Standard">90,1,1.658,0.658</text:p>
      <text:p text:style-name="Standard">91,2.333,2.856,0.523</text:p>
      <text:p text:style-name="Standard">92,4.833,2.512,-2.321</text:p>
      <text:p text:style-name="Standard">93,0.333,2.056,1.723</text:p>
      <text:p text:style-name="Standard">94,4.167,2.597,-1.57</text:p>
      <text:p text:style-name="Standard">95,1,1.125,0.125</text:p>
      <text:p text:style-name="Standard">96,0.167,1.398,1.231</text:p>
      <text:p text:style-name="Standard">97,4.6,1.565,-3.035</text:p>
      <text:p text:style-name="Standard">98,1,1.597,0.597</text:p>
      <text:p text:style-name="Standard">99,2,2.178,0.178</text:p>
      <text:p text:style-name="Standard">100,0.2,2.069,1.869</text:p>
      <text:p text:style-name="Standard">1,1.5,1.906,0.406</text:p>
      <text:p text:style-name="Standard">2,2.667,1.656,-1.011</text:p>
      <text:p text:style-name="Standard">3,1.4,2.495,1.095</text:p>
      <text:p text:style-name="Standard">4,2.6,1.539,-1.061</text:p>
      <text:p text:style-name="Standard">5,2,1.798,-0.202</text:p>
      <text:p text:style-name="Standard">6,3.8,2.301,-1.499</text:p>
      <text:p text:style-name="Standard">7,2.143,2.193,0.05</text:p>
      <text:p text:style-name="Standard">8,2.2,2.83,0.63</text:p>
      <text:p text:style-name="Standard">9,1.8,1.619,-0.181</text:p>
      <text:p text:style-name="Standard">10,4.6,3.056,-1.544</text:p>
      <text:p text:style-name="Standard">11,1.333,2.256,0.923</text:p>
      <text:p text:style-name="Standard">12,1.167,1.573,0.406</text:p>
      <text:p text:style-name="Standard">13,2.8,1.632,-1.168</text:p>
      <text:p text:style-name="Standard">14,2.6,2.292,-0.308</text:p>
      <text:p text:style-name="Standard">15,0.4,2.03,1.63</text:p>
      <text:p text:style-name="Standard">16,0.2,0.837,0.637</text:p>
      <text:p text:style-name="Standard">17,3,1.888,-1.112</text:p>
      <text:p text:style-name="Standard">18,3.286,2.292,-0.994</text:p>
      <text:p text:style-name="Standard">19,1,1.898,0.898</text:p>
      <text:p text:style-name="Standard">20,2.167,2.007,-0.16</text:p>
      <text:p text:style-name="Standard">21,1,1.683,0.683</text:p>
      <text:p text:style-name="Standard">22,2.167,2.216,0.05</text:p>
      <text:p text:style-name="Standard">23,3.333,2.02,-1.313</text:p>
      <text:p text:style-name="Standard">24,4,2.758,-1.242</text:p>
      <text:p text:style-name="Standard"><text:soft-page-break/>25,1.167,2.64,1.474</text:p>
      <text:p text:style-name="Standard">26,2.4,2.086,-0.314</text:p>
      <text:p text:style-name="Standard">27,0.2,1.01,0.81</text:p>
      <text:p text:style-name="Standard">28,5,1.802,-3.198</text:p>
      <text:p text:style-name="Standard">29,1,1.697,0.697</text:p>
      <text:p text:style-name="Standard">30,2.8,2.439,-0.361</text:p>
      <text:p text:style-name="Standard">31,0.4,1.659,1.259</text:p>
      <text:p text:style-name="Standard">32,2,2.123,0.123</text:p>
      <text:p text:style-name="Standard">33,2.6,2.305,-0.295</text:p>
      <text:p text:style-name="Standard">34,3.2,2.449,-0.751</text:p>
      <text:p text:style-name="Standard">35,4.333,1.785,-2.548</text:p>
      <text:p text:style-name="Standard">36,0.8,1.651,0.851</text:p>
      <text:p text:style-name="Standard">37,2,1.415,-0.585</text:p>
      <text:p text:style-name="Standard">38,2.2,1.844,-0.356</text:p>
      <text:p text:style-name="Standard">39,2.2,2.116,-0.084</text:p>
      <text:p text:style-name="Standard">40,0.2,1.369,1.169</text:p>
      <text:p text:style-name="Standard">41,1.143,1.604,0.461</text:p>
      <text:p text:style-name="Standard">42,0.8,1.195,0.395</text:p>
      <text:p text:style-name="Standard">43,1.4,1.752,0.352</text:p>
      <text:p text:style-name="Standard">44,0.833,1.828,0.995</text:p>
      <text:p text:style-name="Standard">45,2,1.726,-0.274</text:p>
      <text:p text:style-name="Standard">46,0.2,1.594,1.394</text:p>
      <text:p text:style-name="Standard">47,3,2.668,-0.332</text:p>
      <text:p text:style-name="Standard">48,3,1.568,-1.432</text:p>
      <text:p text:style-name="Standard">49,1.167,1.586,0.42</text:p>
      <text:p text:style-name="Standard">50,2.167,1.54,-0.627</text:p>
      <text:p text:style-name="Standard">51,2.667,2.815,0.149</text:p>
      <text:p text:style-name="Standard">52,0,0.741,0.741</text:p>
      <text:p text:style-name="Standard">53,1.833,2.2,0.367</text:p>
      <text:p text:style-name="Standard">54,1.667,2.659,0.992</text:p>
      <text:p text:style-name="Standard">55,4.4,2.553,-1.847</text:p>
      <text:p text:style-name="Standard">56,1.833,1.647,-0.186</text:p>
      <text:p text:style-name="Standard">57,1.167,1.44,0.273</text:p>
      <text:p text:style-name="Standard">58,1,2.312,1.312</text:p>
      <text:p text:style-name="Standard">59,1,1.81,0.81</text:p>
      <text:p text:style-name="Standard">60,1.167,1.994,0.827</text:p>
      <text:p text:style-name="Standard">61,1.4,2.235,0.835</text:p>
      <text:p text:style-name="Standard">62,1,1.629,0.629</text:p>
      <text:p text:style-name="Standard">63,0.333,1.597,1.263</text:p>
      <text:p text:style-name="Standard">64,3,2.929,-0.071</text:p>
      <text:p text:style-name="Standard">65,2.833,2.926,0.093</text:p>
      <text:p text:style-name="Standard">66,3.167,1.572,-1.595</text:p>
      <text:p text:style-name="Standard">67,2.2,1.674,-0.526</text:p>
      <text:p text:style-name="Standard">68,2.167,1.951,-0.216</text:p>
      <text:p text:style-name="Standard">69,2.75,2.092,-0.658</text:p>
      <text:p text:style-name="Standard">70,1.2,1.393,0.193</text:p>
      <text:p text:style-name="Standard">71,0.6,1.598,0.998</text:p>
      <text:p text:style-name="Standard">72,4.667,2.594,-2.072</text:p>
      <text:p text:style-name="Standard">73,2.4,1.855,-0.545</text:p>
      <text:p text:style-name="Standard">74,1.2,1.991,0.791</text:p>
      <text:p text:style-name="Standard">75,0.5,0.927,0.427</text:p>
      <text:p text:style-name="Standard"><text:soft-page-break/>76,2.5,1.971,-0.529</text:p>
      <text:p text:style-name="Standard">77,1.4,1.615,0.215</text:p>
      <text:p text:style-name="Standard">78,3.8,2.156,-1.644</text:p>
      <text:p text:style-name="Standard">79,4.4,2.269,-2.131</text:p>
      <text:p text:style-name="Standard">80,4.833,1.487,-3.347</text:p>
      <text:p text:style-name="Standard">81,1,1.53,0.53</text:p>
      <text:p text:style-name="Standard">82,4.167,2.463,-1.704</text:p>
      <text:p text:style-name="Standard">83,1.5,1.702,0.202</text:p>
      <text:p text:style-name="Standard">84,1,1.936,0.936</text:p>
      <text:p text:style-name="Standard">85,4.5,2.688,-1.812</text:p>
      <text:p text:style-name="Standard">86,3.2,1.878,-1.322</text:p>
      <text:p text:style-name="Standard">87,3.667,1.967,-1.7</text:p>
      <text:p text:style-name="Standard">88,0,1.764,1.764</text:p>
      <text:p text:style-name="Standard">89,2.6,1.66,-0.94</text:p>
      <text:p text:style-name="Standard">90,0.667,1.126,0.459</text:p>
      <text:p text:style-name="Standard">91,2.2,1.87,-0.33</text:p>
      <text:p text:style-name="Standard">92,2.2,2.741,0.541</text:p>
      <text:p text:style-name="Standard">93,1.2,1.585,0.385</text:p>
      <text:p text:style-name="Standard">94,1,1.678,0.678</text:p>
      <text:p text:style-name="Standard">95,2.8,2.323,-0.477</text:p>
      <text:p text:style-name="Standard">96,1,2.004,1.004</text:p>
      <text:p text:style-name="Standard">97,0,1.859,1.859</text:p>
      <text:p text:style-name="Standard">98,3.667,2.36,-1.307</text:p>
      <text:p text:style-name="Standard">99,0,1.657,1.657</text:p>
      <text:p text:style-name="Standard">100,0.333,2.187,1.854</text:p>
      <text:p text:style-name="Standard">1,2.5,2.773,0.273</text:p>
      <text:p text:style-name="Standard">2,1.333,1.471,0.138</text:p>
      <text:p text:style-name="Standard">3,4.167,1.72,-2.447</text:p>
      <text:p text:style-name="Standard">4,1.4,1.907,0.507</text:p>
      <text:p text:style-name="Standard">5,1.833,3.152,1.319</text:p>
      <text:p text:style-name="Standard">6,0.8,1.865,1.065</text:p>
      <text:p text:style-name="Standard">7,3,2.354,-0.646</text:p>
      <text:p text:style-name="Standard">8,4.2,1.967,-2.233</text:p>
      <text:p text:style-name="Standard">9,1.8,2.009,0.209</text:p>
      <text:p text:style-name="Standard">10,2,3.032,1.032</text:p>
      <text:p text:style-name="Standard">11,1.167,1.789,0.622</text:p>
      <text:p text:style-name="Standard">12,3,2.135,-0.865</text:p>
      <text:p text:style-name="Standard">13,3.5,2.335,-1.165</text:p>
      <text:p text:style-name="Standard">14,0,0.916,0.916</text:p>
      <text:p text:style-name="Standard">15,1.6,1.598,-0.002</text:p>
      <text:p text:style-name="Standard">16,3,2.747,-0.253</text:p>
      <text:p text:style-name="Standard">17,0.333,1.572,1.238</text:p>
      <text:p text:style-name="Standard">18,2.167,1.759,-0.407</text:p>
      <text:p text:style-name="Standard">19,2,2.237,0.237</text:p>
      <text:p text:style-name="Standard">20,3.167,2.338,-0.828</text:p>
      <text:p text:style-name="Standard">21,1.4,0.688,-0.712</text:p>
      <text:p text:style-name="Standard">22,2,2.03,0.03</text:p>
      <text:p text:style-name="Standard">23,1.833,2.208,0.375</text:p>
      <text:p text:style-name="Standard">24,2,1.546,-0.454</text:p>
      <text:p text:style-name="Standard">25,1.75,1.574,-0.176</text:p>
      <text:p text:style-name="Standard">26,1.5,1.623,0.123</text:p>
      <text:p text:style-name="Standard"><text:soft-page-break/>27,1.5,2.113,0.613</text:p>
      <text:p text:style-name="Standard">28,0.833,1.614,0.78</text:p>
      <text:p text:style-name="Standard">29,2,1.702,-0.298</text:p>
      <text:p text:style-name="Standard">30,1.333,2.564,1.231</text:p>
      <text:p text:style-name="Standard">31,1,1.957,0.957</text:p>
      <text:p text:style-name="Standard">32,0.667,1.923,1.257</text:p>
      <text:p text:style-name="Standard">33,3.5,1.673,-1.827</text:p>
      <text:p text:style-name="Standard">34,3.167,2.817,-0.35</text:p>
      <text:p text:style-name="Standard">35,3.25,2.964,-0.286</text:p>
      <text:p text:style-name="Standard">36,1.4,2.746,1.346</text:p>
      <text:p text:style-name="Standard">37,3.667,2.579,-1.088</text:p>
      <text:p text:style-name="Standard">38,0.667,1.259,0.592</text:p>
      <text:p text:style-name="Standard">39,2,1.578,-0.422</text:p>
      <text:p text:style-name="Standard">40,0,0.778,0.778</text:p>
      <text:p text:style-name="Standard">41,0,1.763,1.763</text:p>
      <text:p text:style-name="Standard">42,2.6,2.902,0.302</text:p>
      <text:p text:style-name="Standard">43,0,0.779,0.779</text:p>
      <text:p text:style-name="Standard">44,3,3.431,0.431</text:p>
      <text:p text:style-name="Standard">45,3.667,1.723,-1.944</text:p>
      <text:p text:style-name="Standard">46,1.833,2.263,0.43</text:p>
      <text:p text:style-name="Standard">47,2,2.182,0.182</text:p>
      <text:p text:style-name="Standard">48,1.2,2.703,1.503</text:p>
      <text:p text:style-name="Standard">49,4.8,3.567,-1.233</text:p>
      <text:p text:style-name="Standard">50,2,2.385,0.385</text:p>
      <text:p text:style-name="Standard">51,0.8,1.572,0.772</text:p>
      <text:p text:style-name="Standard">52,2.2,2.159,-0.041</text:p>
      <text:p text:style-name="Standard">53,1,2.022,1.022</text:p>
      <text:p text:style-name="Standard">54,0.167,1.637,1.47</text:p>
      <text:p text:style-name="Standard">55,0.2,0.749,0.549</text:p>
      <text:p text:style-name="Standard">56,2.167,2.196,0.029</text:p>
      <text:p text:style-name="Standard">57,1.167,2.012,0.846</text:p>
      <text:p text:style-name="Standard">58,1,1.64,0.64</text:p>
      <text:p text:style-name="Standard">59,1,1.937,0.937</text:p>
      <text:p text:style-name="Standard">60,0.667,1.655,0.989</text:p>
      <text:p text:style-name="Standard">61,2.6,2.868,0.268</text:p>
      <text:p text:style-name="Standard">62,1.6,2.061,0.461</text:p>
      <text:p text:style-name="Standard">63,1,1.686,0.686</text:p>
      <text:p text:style-name="Standard">64,1,0.96,-0.04</text:p>
      <text:p text:style-name="Standard">65,0.5,1.135,0.635</text:p>
      <text:p text:style-name="Standard">66,1,2.697,1.697</text:p>
      <text:p text:style-name="Standard">67,3.6,2.781,-0.819</text:p>
      <text:p text:style-name="Standard">68,3,1.581,-1.419</text:p>
      <text:p text:style-name="Standard">69,1.5,2.043,0.543</text:p>
      <text:p text:style-name="Standard">70,0.167,1.799,1.632</text:p>
      <text:p text:style-name="Standard">71,1.4,1.459,0.059</text:p>
      <text:p text:style-name="Standard">72,0.5,1.7,1.2</text:p>
      <text:p text:style-name="Standard">73,1.6,1.307,-0.293</text:p>
      <text:p text:style-name="Standard">74,0.333,1.222,0.889</text:p>
      <text:p text:style-name="Standard">75,2.667,1.644,-1.023</text:p>
      <text:p text:style-name="Standard">76,2.333,2.005,-0.329</text:p>
      <text:p text:style-name="Standard">77,0.333,1.599,1.266</text:p>
      <text:p text:style-name="Standard"><text:soft-page-break/>78,3,2.502,-0.498</text:p>
      <text:p text:style-name="Standard">79,4.2,1.61,-2.59</text:p>
      <text:p text:style-name="Standard">80,3.2,3.395,0.195</text:p>
      <text:p text:style-name="Standard">81,4.4,3.041,-1.359</text:p>
      <text:p text:style-name="Standard">82,2.333,2.808,0.475</text:p>
      <text:p text:style-name="Standard">83,3.6,1.894,-1.706</text:p>
      <text:p text:style-name="Standard">84,2.833,2.443,-0.391</text:p>
      <text:p text:style-name="Standard">85,2.5,2.324,-0.176</text:p>
      <text:p text:style-name="Standard">86,1.2,1.411,0.211</text:p>
      <text:p text:style-name="Standard">87,0.2,0.93,0.73</text:p>
      <text:p text:style-name="Standard">88,0.833,1.993,1.159</text:p>
      <text:p text:style-name="Standard">89,1.167,1.736,0.57</text:p>
      <text:p text:style-name="Standard">90,3.333,1.825,-1.508</text:p>
      <text:p text:style-name="Standard">91,3.4,1.981,-1.419</text:p>
      <text:p text:style-name="Standard">92,1.6,1.001,-0.599</text:p>
      <text:p text:style-name="Standard">93,2,2.279,0.279</text:p>
      <text:p text:style-name="Standard">94,2.8,2.561,-0.239</text:p>
      <text:p text:style-name="Standard">95,1.8,1.863,0.063</text:p>
      <text:p text:style-name="Standard">96,0,1.838,1.838</text:p>
      <text:p text:style-name="Standard">97,0,0.609,0.609</text:p>
      <text:p text:style-name="Standard">98,1.2,2.276,1.076</text:p>
      <text:p text:style-name="Standard">99,1.667,2.187,0.52</text:p>
      <text:p text:style-name="Standard">100,1.667,1.552,-0.115</text:p>
      <text:p text:style-name="Standard">1,0,1.506,1.506</text:p>
      <text:p text:style-name="Standard">2,3,2.201,-0.799</text:p>
      <text:p text:style-name="Standard">3,1.833,2.074,0.241</text:p>
      <text:p text:style-name="Standard">4,1.667,1.772,0.105</text:p>
      <text:p text:style-name="Standard">5,1.6,1.63,0.03</text:p>
      <text:p text:style-name="Standard">6,0.8,1.241,0.441</text:p>
      <text:p text:style-name="Standard">7,2.8,1.264,-1.536</text:p>
      <text:p text:style-name="Standard">8,2,1.983,-0.017</text:p>
      <text:p text:style-name="Standard">9,1.4,1.585,0.185</text:p>
      <text:p text:style-name="Standard">10,2.833,3.649,0.816</text:p>
      <text:p text:style-name="Standard">11,3.5,2.802,-0.698</text:p>
      <text:p text:style-name="Standard">12,1.833,1.616,-0.217</text:p>
      <text:p text:style-name="Standard">13,2.75,2.322,-0.428</text:p>
      <text:p text:style-name="Standard">14,1.4,2.061,0.661</text:p>
      <text:p text:style-name="Standard">15,3.6,2.878,-0.722</text:p>
      <text:p text:style-name="Standard">16,1.25,1.852,0.602</text:p>
      <text:p text:style-name="Standard">17,1.8,1.492,-0.308</text:p>
      <text:p text:style-name="Standard">18,3,2.48,-0.52</text:p>
      <text:p text:style-name="Standard">19,2.75,2.305,-0.445</text:p>
      <text:p text:style-name="Standard">20,2.8,1.401,-1.399</text:p>
      <text:p text:style-name="Standard">21,3.2,2.532,-0.668</text:p>
      <text:p text:style-name="Standard">22,0.6,1.925,1.325</text:p>
      <text:p text:style-name="Standard">23,2.6,1.612,-0.988</text:p>
      <text:p text:style-name="Standard">24,0.75,1.734,0.984</text:p>
      <text:p text:style-name="Standard">25,2.8,2.578,-0.222</text:p>
      <text:p text:style-name="Standard">26,1.5,1.826,0.326</text:p>
      <text:p text:style-name="Standard">27,1,2.512,1.512</text:p>
      <text:p text:style-name="Standard">28,1.5,1.397,-0.103</text:p>
      <text:p text:style-name="Standard"><text:soft-page-break/>29,0.6,2.624,2.024</text:p>
      <text:p text:style-name="Standard">30,1,1.608,0.608</text:p>
      <text:p text:style-name="Standard">31,1,1.984,0.984</text:p>
      <text:p text:style-name="Standard">32,3.2,2.309,-0.891</text:p>
      <text:p text:style-name="Standard">33,0,0.786,0.786</text:p>
      <text:p text:style-name="Standard">34,1.4,2.103,0.703</text:p>
      <text:p text:style-name="Standard">35,3.8,3.399,-0.401</text:p>
      <text:p text:style-name="Standard">36,2.833,2.145,-0.688</text:p>
      <text:p text:style-name="Standard">37,1.2,2.204,1.004</text:p>
      <text:p text:style-name="Standard">38,1.2,1.934,0.734</text:p>
      <text:p text:style-name="Standard">39,2.6,1.421,-1.179</text:p>
      <text:p text:style-name="Standard">40,2.8,3.083,0.283</text:p>
      <text:p text:style-name="Standard">41,2.4,1.393,-1.007</text:p>
      <text:p text:style-name="Standard">42,0.8,1.219,0.419</text:p>
      <text:p text:style-name="Standard">43,0.5,1.965,1.465</text:p>
      <text:p text:style-name="Standard">44,1.5,1.714,0.214</text:p>
      <text:p text:style-name="Standard">45,2.8,1.879,-0.921</text:p>
      <text:p text:style-name="Standard">46,2,1.596,-0.404</text:p>
      <text:p text:style-name="Standard">47,1.667,2.012,0.346</text:p>
      <text:p text:style-name="Standard">48,3.333,3.613,0.279</text:p>
      <text:p text:style-name="Standard">49,0.6,2.305,1.705</text:p>
      <text:p text:style-name="Standard">50,0,1.553,1.553</text:p>
      <text:p text:style-name="Standard">51,4.167,1.363,-2.804</text:p>
      <text:p text:style-name="Standard">52,0,1.305,1.305</text:p>
      <text:p text:style-name="Standard">53,4.5,1.739,-2.761</text:p>
      <text:p text:style-name="Standard">54,0.8,1.539,0.739</text:p>
      <text:p text:style-name="Standard">55,0.8,1.716,0.916</text:p>
      <text:p text:style-name="Standard">56,0.833,2.095,1.261</text:p>
      <text:p text:style-name="Standard">57,2.333,1.328,-1.005</text:p>
      <text:p text:style-name="Standard">58,2,1.89,-0.11</text:p>
      <text:p text:style-name="Standard">59,2,1.721,-0.279</text:p>
      <text:p text:style-name="Standard">60,3.5,2.027,-1.473</text:p>
      <text:p text:style-name="Standard">61,2,2.841,0.841</text:p>
      <text:p text:style-name="Standard">62,2.8,2.58,-0.22</text:p>
      <text:p text:style-name="Standard">63,2,2.579,0.579</text:p>
      <text:p text:style-name="Standard">64,1.8,1.069,-0.731</text:p>
      <text:p text:style-name="Standard">65,2.333,1.502,-0.831</text:p>
      <text:p text:style-name="Standard">66,2,1.915,-0.085</text:p>
      <text:p text:style-name="Standard">67,4.714,2.409,-2.305</text:p>
      <text:p text:style-name="Standard">68,0,1.92,1.92</text:p>
      <text:p text:style-name="Standard">69,3,2.436,-0.564</text:p>
      <text:p text:style-name="Standard">70,0.6,1.828,1.228</text:p>
      <text:p text:style-name="Standard">71,0.667,2.478,1.812</text:p>
      <text:p text:style-name="Standard">72,2.5,1.062,-1.438</text:p>
      <text:p text:style-name="Standard">73,2.75,2.202,-0.548</text:p>
      <text:p text:style-name="Standard">74,1.5,2.177,0.677</text:p>
      <text:p text:style-name="Standard">75,1,2.554,1.554</text:p>
      <text:p text:style-name="Standard">76,1,1.568,0.568</text:p>
      <text:p text:style-name="Standard">77,2.6,2.862,0.262</text:p>
      <text:p text:style-name="Standard">78,1.25,1.876,0.626</text:p>
      <text:p text:style-name="Standard">79,1,1.99,0.99</text:p>
      <text:p text:style-name="Standard"><text:soft-page-break/>80,0.4,1.991,1.591</text:p>
      <text:p text:style-name="Standard">81,2,1.796,-0.204</text:p>
      <text:p text:style-name="Standard">82,4.333,1.377,-2.956</text:p>
      <text:p text:style-name="Standard">83,1.6,2.207,0.607</text:p>
      <text:p text:style-name="Standard">84,4.2,2.379,-1.821</text:p>
      <text:p text:style-name="Standard">85,0.2,0.833,0.633</text:p>
      <text:p text:style-name="Standard">86,1.6,1.601,0.001</text:p>
      <text:p text:style-name="Standard">87,0.167,1.722,1.555</text:p>
      <text:p text:style-name="Standard">88,0.667,0.601,-0.066</text:p>
      <text:p text:style-name="Standard">89,3.6,3.174,-0.426</text:p>
      <text:p text:style-name="Standard">90,3,2.548,-0.452</text:p>
      <text:p text:style-name="Standard">91,4.6,2.964,-1.636</text:p>
      <text:p text:style-name="Standard">92,2.8,2.091,-0.709</text:p>
      <text:p text:style-name="Standard">93,1.5,2.486,0.986</text:p>
      <text:p text:style-name="Standard">94,3,2.078,-0.922</text:p>
      <text:p text:style-name="Standard">95,2.167,2.303,0.137</text:p>
      <text:p text:style-name="Standard">96,1,1.757,0.757</text:p>
      <text:p text:style-name="Standard">97,3.8,2.72,-1.08</text:p>
      <text:p text:style-name="Standard">98,1.429,1.693,0.265</text:p>
      <text:p text:style-name="Standard">99,1.8,1.575,-0.225</text:p>
      <text:p text:style-name="Standard">100,4.2,5.805,1.605</text:p>
      <text:p text:style-name="Standard">1,1.75,2.431,0.681</text:p>
      <text:p text:style-name="Standard">2,2,2.219,0.219</text:p>
      <text:p text:style-name="Standard">3,1,2.019,1.019</text:p>
      <text:p text:style-name="Standard">4,2,2.127,0.127</text:p>
      <text:p text:style-name="Standard">5,1.8,2.086,0.286</text:p>
      <text:p text:style-name="Standard">6,2.833,2.373,-0.461</text:p>
      <text:p text:style-name="Standard">7,0,1.186,1.186</text:p>
      <text:p text:style-name="Standard">8,1.4,2.332,0.932</text:p>
      <text:p text:style-name="Standard">9,0.6,1.436,0.836</text:p>
      <text:p text:style-name="Standard">10,3.2,2.358,-0.842</text:p>
      <text:p text:style-name="Standard">11,4.333,2.083,-2.25</text:p>
      <text:p text:style-name="Standard">12,4.2,2.05,-2.15</text:p>
      <text:p text:style-name="Standard">13,5,4.392,-0.608</text:p>
      <text:p text:style-name="Standard">14,2,1.513,-0.487</text:p>
      <text:p text:style-name="Standard">15,3.167,1.669,-1.497</text:p>
      <text:p text:style-name="Standard">16,2,2.308,0.308</text:p>
      <text:p text:style-name="Standard">17,2.5,1.888,-0.612</text:p>
      <text:p text:style-name="Standard">18,3.2,2.211,-0.989</text:p>
      <text:p text:style-name="Standard">19,2.4,1.456,-0.944</text:p>
      <text:p text:style-name="Standard">20,1.333,1.134,-0.2</text:p>
      <text:p text:style-name="Standard">21,4.6,2.519,-2.081</text:p>
      <text:p text:style-name="Standard">22,3,3.314,0.314</text:p>
      <text:p text:style-name="Standard">23,1.8,1.828,0.028</text:p>
      <text:p text:style-name="Standard">24,1.6,1.942,0.342</text:p>
      <text:p text:style-name="Standard">25,2.4,1.957,-0.443</text:p>
      <text:p text:style-name="Standard">26,4.4,2.609,-1.791</text:p>
      <text:p text:style-name="Standard">27,3.4,2.571,-0.829</text:p>
      <text:p text:style-name="Standard">28,1.4,2.154,0.754</text:p>
      <text:p text:style-name="Standard">29,2.2,1.781,-0.419</text:p>
      <text:p text:style-name="Standard">30,1.6,2.293,0.693</text:p>
      <text:p text:style-name="Standard"><text:soft-page-break/>31,1.6,2.361,0.761</text:p>
      <text:p text:style-name="Standard">32,1.8,2.5,0.7</text:p>
      <text:p text:style-name="Standard">33,0.6,0.615,0.015</text:p>
      <text:p text:style-name="Standard">34,1,1.698,0.698</text:p>
      <text:p text:style-name="Standard">35,4,1.898,-2.102</text:p>
      <text:p text:style-name="Standard">36,1.167,1.667,0.5</text:p>
      <text:p text:style-name="Standard">37,2.25,2.393,0.143</text:p>
      <text:p text:style-name="Standard">38,3.4,2.812,-0.588</text:p>
      <text:p text:style-name="Standard">39,1.167,1.857,0.69</text:p>
      <text:p text:style-name="Standard">40,3.75,1.946,-1.804</text:p>
      <text:p text:style-name="Standard">41,4.667,1.564,-3.102</text:p>
      <text:p text:style-name="Standard">42,0,0.724,0.724</text:p>
      <text:p text:style-name="Standard">43,1.4,1.639,0.239</text:p>
      <text:p text:style-name="Standard">44,3.4,2.725,-0.675</text:p>
      <text:p text:style-name="Standard">45,4,2.845,-1.155</text:p>
      <text:p text:style-name="Standard">46,1.5,1.309,-0.191</text:p>
      <text:p text:style-name="Standard">47,4.2,1.71,-2.49</text:p>
      <text:p text:style-name="Standard">48,3.167,1.859,-1.308</text:p>
      <text:p text:style-name="Standard">49,2.5,0.909,-1.591</text:p>
      <text:p text:style-name="Standard">50,2,2.447,0.447</text:p>
      <text:p text:style-name="Standard">51,3.2,2.127,-1.073</text:p>
      <text:p text:style-name="Standard">52,2.2,1.377,-0.823</text:p>
      <text:p text:style-name="Standard">53,1.167,1.846,0.679</text:p>
      <text:p text:style-name="Standard">54,2,2.098,0.098</text:p>
      <text:p text:style-name="Standard">55,1.2,1.708,0.508</text:p>
      <text:p text:style-name="Standard">56,4.4,2.74,-1.66</text:p>
      <text:p text:style-name="Standard">57,2,2.289,0.289</text:p>
      <text:p text:style-name="Standard">58,0.75,2.137,1.387</text:p>
      <text:p text:style-name="Standard">59,2.5,2.587,0.087</text:p>
      <text:p text:style-name="Standard">60,2,2.764,0.764</text:p>
      <text:p text:style-name="Standard">61,0.167,2.639,2.472</text:p>
      <text:p text:style-name="Standard">62,1.167,1.884,0.717</text:p>
      <text:p text:style-name="Standard">63,0,1.596,1.596</text:p>
      <text:p text:style-name="Standard">64,4.167,2.701,-1.466</text:p>
      <text:p text:style-name="Standard">65,2.667,1.791,-0.876</text:p>
      <text:p text:style-name="Standard">66,2,2.036,0.036</text:p>
      <text:p text:style-name="Standard">67,2,2.396,0.396</text:p>
      <text:p text:style-name="Standard">68,1,1.749,0.749</text:p>
      <text:p text:style-name="Standard">69,3.8,2.353,-1.447</text:p>
      <text:p text:style-name="Standard">70,2.2,2.091,-0.109</text:p>
      <text:p text:style-name="Standard">71,3,1.605,-1.395</text:p>
      <text:p text:style-name="Standard">72,4.2,1.904,-2.296</text:p>
      <text:p text:style-name="Standard">73,2.833,2.012,-0.821</text:p>
      <text:p text:style-name="Standard">74,3.833,2.146,-1.688</text:p>
      <text:p text:style-name="Standard">75,1.8,1.514,-0.286</text:p>
      <text:p text:style-name="Standard">76,0.8,1.895,1.095</text:p>
      <text:p text:style-name="Standard">77,1.333,1.733,0.399</text:p>
      <text:p text:style-name="Standard">78,0.5,1.508,1.008</text:p>
      <text:p text:style-name="Standard">79,2.833,1.678,-1.155</text:p>
      <text:p text:style-name="Standard">80,2,1.677,-0.323</text:p>
      <text:p text:style-name="Standard">81,2,1.448,-0.552</text:p>
      <text:p text:style-name="Standard"><text:soft-page-break/>82,3,1.861,-1.139</text:p>
      <text:p text:style-name="Standard">83,4.2,2.898,-1.302</text:p>
      <text:p text:style-name="Standard">84,0,0.763,0.763</text:p>
      <text:p text:style-name="Standard">85,0.167,1.481,1.314</text:p>
      <text:p text:style-name="Standard">86,0.25,0.851,0.601</text:p>
      <text:p text:style-name="Standard">87,1.8,1.063,-0.737</text:p>
      <text:p text:style-name="Standard">88,0.5,1.683,1.183</text:p>
      <text:p text:style-name="Standard">89,2.667,2.52,-0.146</text:p>
      <text:p text:style-name="Standard">90,0.833,1.56,0.727</text:p>
      <text:p text:style-name="Standard">91,3,2.013,-0.987</text:p>
      <text:p text:style-name="Standard">92,1.4,2.415,1.015</text:p>
      <text:p text:style-name="Standard">93,2.333,2.247,-0.086</text:p>
      <text:p text:style-name="Standard">94,1.5,1.804,0.304</text:p>
      <text:p text:style-name="Standard">95,3.667,1.82,-1.846</text:p>
      <text:p text:style-name="Standard">96,0,1.412,1.412</text:p>
      <text:p text:style-name="Standard">97,1.2,1.82,0.62</text:p>
      <text:p text:style-name="Standard">98,3,2.98,-0.02</text:p>
      <text:p text:style-name="Standard">99,4.2,1.841,-2.359</text:p>
      <text:p text:style-name="Standard">100,0.6,1.787,1.187</text:p>
      <text:p text:style-name="Standard">1,4,2.102,-1.898</text:p>
      <text:p text:style-name="Standard">2,2.6,1.766,-0.834</text:p>
      <text:p text:style-name="Standard">3,1.4,1.593,0.193</text:p>
      <text:p text:style-name="Standard">4,1.333,2.353,1.019</text:p>
      <text:p text:style-name="Standard">5,1.8,2.185,0.385</text:p>
      <text:p text:style-name="Standard">6,2.833,2.012,-0.821</text:p>
      <text:p text:style-name="Standard">7,2.2,1.638,-0.562</text:p>
      <text:p text:style-name="Standard">8,2.5,2.256,-0.244</text:p>
      <text:p text:style-name="Standard">9,0.167,1.581,1.414</text:p>
      <text:p text:style-name="Standard">10,0.167,0.679,0.512</text:p>
      <text:p text:style-name="Standard">11,1.5,1.685,0.185</text:p>
      <text:p text:style-name="Standard">12,1.2,1.753,0.553</text:p>
      <text:p text:style-name="Standard">13,1.667,1.367,-0.3</text:p>
      <text:p text:style-name="Standard">14,0.6,1.464,0.864</text:p>
      <text:p text:style-name="Standard">15,1.4,2.055,0.655</text:p>
      <text:p text:style-name="Standard">16,2.2,2.486,0.286</text:p>
      <text:p text:style-name="Standard">17,4,2.85,-1.15</text:p>
      <text:p text:style-name="Standard">18,0.667,1.459,0.793</text:p>
      <text:p text:style-name="Standard">19,1.333,2.541,1.208</text:p>
      <text:p text:style-name="Standard">20,4.167,2.607,-1.559</text:p>
      <text:p text:style-name="Standard">21,0.6,1.584,0.984</text:p>
      <text:p text:style-name="Standard">22,0.667,0.683,0.017</text:p>
      <text:p text:style-name="Standard">23,1.667,1.916,0.249</text:p>
      <text:p text:style-name="Standard">24,3,2.597,-0.403</text:p>
      <text:p text:style-name="Standard">25,0.667,1.575,0.908</text:p>
      <text:p text:style-name="Standard">26,1,2.238,1.238</text:p>
      <text:p text:style-name="Standard">27,1.167,1.909,0.742</text:p>
      <text:p text:style-name="Standard">28,3.333,2.337,-0.997</text:p>
      <text:p text:style-name="Standard">29,3.333,3.164,-0.17</text:p>
      <text:p text:style-name="Standard">30,1,1.446,0.446</text:p>
      <text:p text:style-name="Standard">31,3.167,1.671,-1.495</text:p>
      <text:p text:style-name="Standard">32,1.6,2.365,0.765</text:p>
      <text:p text:style-name="Standard"><text:soft-page-break/>33,3.25,2.327,-0.923</text:p>
      <text:p text:style-name="Standard">34,2,1.572,-0.428</text:p>
      <text:p text:style-name="Standard">35,1.8,1.592,-0.208</text:p>
      <text:p text:style-name="Standard">36,1.25,1.386,0.136</text:p>
      <text:p text:style-name="Standard">37,0.667,1.529,0.862</text:p>
      <text:p text:style-name="Standard">38,0.4,1.848,1.448</text:p>
      <text:p text:style-name="Standard">39,1.6,1.906,0.306</text:p>
      <text:p text:style-name="Standard">40,1.2,2.154,0.954</text:p>
      <text:p text:style-name="Standard">41,0.5,1.84,1.34</text:p>
      <text:p text:style-name="Standard">42,2.833,1.971,-0.862</text:p>
      <text:p text:style-name="Standard">43,1.25,2.231,0.981</text:p>
      <text:p text:style-name="Standard">44,0.4,1.861,1.461</text:p>
      <text:p text:style-name="Standard">45,4.6,2.621,-1.979</text:p>
      <text:p text:style-name="Standard">46,3.667,2.048,-1.619</text:p>
      <text:p text:style-name="Standard">47,0.2,1.47,1.27</text:p>
      <text:p text:style-name="Standard">48,4.5,1.872,-2.628</text:p>
      <text:p text:style-name="Standard">49,1.333,1.558,0.224</text:p>
      <text:p text:style-name="Standard">50,0.4,1.994,1.594</text:p>
      <text:p text:style-name="Standard">51,4.429,2.645,-1.784</text:p>
      <text:p text:style-name="Standard">52,2.667,1.773,-0.893</text:p>
      <text:p text:style-name="Standard">53,1.6,1.941,0.341</text:p>
      <text:p text:style-name="Standard">54,1,1.806,0.806</text:p>
      <text:p text:style-name="Standard">55,1,1.691,0.691</text:p>
      <text:p text:style-name="Standard">56,2.5,1.872,-0.628</text:p>
      <text:p text:style-name="Standard">57,0.2,1.764,1.564</text:p>
      <text:p text:style-name="Standard">58,2,1.902,-0.098</text:p>
      <text:p text:style-name="Standard">59,1.333,2.067,0.734</text:p>
      <text:p text:style-name="Standard">60,2.5,1.788,-0.712</text:p>
      <text:p text:style-name="Standard">61,3.333,1.575,-1.758</text:p>
      <text:p text:style-name="Standard">62,2,2.114,0.114</text:p>
      <text:p text:style-name="Standard">63,2.6,2.003,-0.597</text:p>
      <text:p text:style-name="Standard">64,2.4,2.188,-0.212</text:p>
      <text:p text:style-name="Standard">65,0.4,1.741,1.341</text:p>
      <text:p text:style-name="Standard">66,0.167,1.194,1.027</text:p>
      <text:p text:style-name="Standard">67,1.6,2.32,0.72</text:p>
      <text:p text:style-name="Standard">68,1.714,2.163,0.448</text:p>
      <text:p text:style-name="Standard">69,2.25,2.698,0.448</text:p>
      <text:p text:style-name="Standard">70,2,2.292,0.292</text:p>
      <text:p text:style-name="Standard">71,1.25,2.854,1.604</text:p>
      <text:p text:style-name="Standard">72,0,0.557,0.557</text:p>
      <text:p text:style-name="Standard">73,1,1.763,0.763</text:p>
      <text:p text:style-name="Standard">74,1,1.888,0.888</text:p>
      <text:p text:style-name="Standard">75,2.4,2.845,0.445</text:p>
      <text:p text:style-name="Standard">76,1,1.645,0.645</text:p>
      <text:p text:style-name="Standard">77,4.2,2.921,-1.279</text:p>
      <text:p text:style-name="Standard">78,0,1.646,1.646</text:p>
      <text:p text:style-name="Standard">79,2,2.157,0.157</text:p>
      <text:p text:style-name="Standard">80,1.5,1.464,-0.036</text:p>
      <text:p text:style-name="Standard">81,3,3.76,0.76</text:p>
      <text:p text:style-name="Standard">82,0.6,1.291,0.691</text:p>
      <text:p text:style-name="Standard">83,3.667,1.638,-2.029</text:p>
      <text:p text:style-name="Standard"><text:soft-page-break/>84,2.8,1.686,-1.114</text:p>
      <text:p text:style-name="Standard">85,1,2.033,1.033</text:p>
      <text:p text:style-name="Standard">86,0.333,1.576,1.243</text:p>
      <text:p text:style-name="Standard">87,4.5,2.195,-2.305</text:p>
      <text:p text:style-name="Standard">88,3,2.662,-0.338</text:p>
      <text:p text:style-name="Standard">89,1.167,2.289,1.122</text:p>
      <text:p text:style-name="Standard">90,1.4,2.092,0.692</text:p>
      <text:p text:style-name="Standard">91,1.2,1.087,-0.113</text:p>
      <text:p text:style-name="Standard">92,0.286,1.72,1.435</text:p>
      <text:p text:style-name="Standard">93,2.4,2.432,0.032</text:p>
      <text:p text:style-name="Standard">94,2.2,1.084,-1.116</text:p>
      <text:p text:style-name="Standard">95,1.2,1.873,0.673</text:p>
      <text:p text:style-name="Standard">96,0.2,1.051,0.851</text:p>
      <text:p text:style-name="Standard">97,1.6,2.347,0.747</text:p>
      <text:p text:style-name="Standard">98,1.75,2.419,0.669</text:p>
      <text:p text:style-name="Standard">99,0.833,1.5,0.667</text:p>
      <text:p text:style-name="Standard">100,2.25,1.184,-1.066</text:p>
      <text:p text:style-name="Standard">1,1.5,2.679,1.179</text:p>
      <text:p text:style-name="Standard">2,5,2.422,-2.578</text:p>
      <text:p text:style-name="Standard">3,1.833,1.554,-0.279</text:p>
      <text:p text:style-name="Standard">4,3,3.255,0.255</text:p>
      <text:p text:style-name="Standard">5,2.667,2.586,-0.08</text:p>
      <text:p text:style-name="Standard">6,1,1.665,0.665</text:p>
      <text:p text:style-name="Standard">7,1.833,1.879,0.045</text:p>
      <text:p text:style-name="Standard">8,2.6,1.467,-1.133</text:p>
      <text:p text:style-name="Standard">9,3,2.575,-0.425</text:p>
      <text:p text:style-name="Standard">10,2.8,2.155,-0.645</text:p>
      <text:p text:style-name="Standard">11,1.75,3.014,1.264</text:p>
      <text:p text:style-name="Standard">12,4.5,3.29,-1.21</text:p>
      <text:p text:style-name="Standard">13,3.4,1.752,-1.648</text:p>
      <text:p text:style-name="Standard">14,2.2,1.497,-0.703</text:p>
      <text:p text:style-name="Standard">15,4.333,2.105,-2.228</text:p>
      <text:p text:style-name="Standard">16,2.75,1.576,-1.174</text:p>
      <text:p text:style-name="Standard">17,1.8,1.664,-0.136</text:p>
      <text:p text:style-name="Standard">18,3,1.597,-1.403</text:p>
      <text:p text:style-name="Standard">19,0.2,1.393,1.193</text:p>
      <text:p text:style-name="Standard">20,3.5,1.239,-2.261</text:p>
      <text:p text:style-name="Standard">21,1.333,1.666,0.333</text:p>
      <text:p text:style-name="Standard">22,2.6,1.172,-1.428</text:p>
      <text:p text:style-name="Standard">23,3,1.941,-1.059</text:p>
      <text:p text:style-name="Standard">24,3.75,2.18,-1.57</text:p>
      <text:p text:style-name="Standard">25,3.6,1.681,-1.919</text:p>
      <text:p text:style-name="Standard">26,4,2.373,-1.627</text:p>
      <text:p text:style-name="Standard">27,1.667,2.1,0.433</text:p>
      <text:p text:style-name="Standard">28,3.333,2.352,-0.981</text:p>
      <text:p text:style-name="Standard">29,3.6,2.298,-1.302</text:p>
      <text:p text:style-name="Standard">30,0.6,1.526,0.926</text:p>
      <text:p text:style-name="Standard">31,2.6,1.571,-1.029</text:p>
      <text:p text:style-name="Standard">32,3.167,1.878,-1.289</text:p>
      <text:p text:style-name="Standard">33,3.833,1.615,-2.218</text:p>
      <text:p text:style-name="Standard">34,2.8,1.662,-1.138</text:p>
      <text:p text:style-name="Standard"><text:soft-page-break/>35,1.2,1.437,0.237</text:p>
      <text:p text:style-name="Standard">36,0.6,2.128,1.528</text:p>
      <text:p text:style-name="Standard">37,1.4,1.639,0.239</text:p>
      <text:p text:style-name="Standard">38,2.25,1.72,-0.53</text:p>
      <text:p text:style-name="Standard">39,0.333,1.908,1.574</text:p>
      <text:p text:style-name="Standard">40,3.167,1.975,-1.191</text:p>
      <text:p text:style-name="Standard">41,1.667,1.82,0.153</text:p>
      <text:p text:style-name="Standard">42,2.8,2.848,0.048</text:p>
      <text:p text:style-name="Standard">43,4.6,2.781,-1.819</text:p>
      <text:p text:style-name="Standard">44,2,1.862,-0.138</text:p>
      <text:p text:style-name="Standard">45,1,1.714,0.714</text:p>
      <text:p text:style-name="Standard">46,1,1.946,0.946</text:p>
      <text:p text:style-name="Standard">47,1.75,1.441,-0.309</text:p>
      <text:p text:style-name="Standard">48,1.8,1.595,-0.205</text:p>
      <text:p text:style-name="Standard">49,2.25,1.051,-1.199</text:p>
      <text:p text:style-name="Standard">50,0.4,1.603,1.203</text:p>
      <text:p text:style-name="Standard">51,0.75,1.742,0.992</text:p>
      <text:p text:style-name="Standard">52,2.8,2.472,-0.328</text:p>
      <text:p text:style-name="Standard">53,1.75,1.062,-0.688</text:p>
      <text:p text:style-name="Standard">54,1.167,1.739,0.573</text:p>
      <text:p text:style-name="Standard">55,3.333,1.824,-1.509</text:p>
      <text:p text:style-name="Standard">56,2,2.291,0.291</text:p>
      <text:p text:style-name="Standard">57,2.167,1.44,-0.727</text:p>
      <text:p text:style-name="Standard">58,0,0.741,0.741</text:p>
      <text:p text:style-name="Standard">59,1.167,2.069,0.902</text:p>
      <text:p text:style-name="Standard">60,0.2,0.448,0.248</text:p>
      <text:p text:style-name="Standard">61,3,2.52,-0.48</text:p>
      <text:p text:style-name="Standard">62,2.833,1.34,-1.493</text:p>
      <text:p text:style-name="Standard">63,3.4,2.556,-0.844</text:p>
      <text:p text:style-name="Standard">64,0,0.57,0.57</text:p>
      <text:p text:style-name="Standard">65,0.4,1.754,1.354</text:p>
      <text:p text:style-name="Standard">66,0.8,1.517,0.717</text:p>
      <text:p text:style-name="Standard">67,2.5,3.029,0.529</text:p>
      <text:p text:style-name="Standard">68,2.25,2.255,0.005</text:p>
      <text:p text:style-name="Standard">69,3.8,3.199,-0.601</text:p>
      <text:p text:style-name="Standard">70,2.6,1.757,-0.843</text:p>
      <text:p text:style-name="Standard">71,1.5,2.124,0.624</text:p>
      <text:p text:style-name="Standard">72,1,1.574,0.574</text:p>
      <text:p text:style-name="Standard">73,3.833,1.724,-2.11</text:p>
      <text:p text:style-name="Standard">74,2.2,2.636,0.436</text:p>
      <text:p text:style-name="Standard">75,1,2.29,1.29</text:p>
      <text:p text:style-name="Standard">76,0.333,1.472,1.139</text:p>
      <text:p text:style-name="Standard">77,3.4,2.826,-0.574</text:p>
      <text:p text:style-name="Standard">78,3,1.599,-1.401</text:p>
      <text:p text:style-name="Standard">79,1.4,2.586,1.186</text:p>
      <text:p text:style-name="Standard">80,1.75,1.498,-0.252</text:p>
      <text:p text:style-name="Standard">81,1.75,1.697,-0.053</text:p>
      <text:p text:style-name="Standard">82,0.8,1.951,1.151</text:p>
      <text:p text:style-name="Standard">83,2.2,1.657,-0.543</text:p>
      <text:p text:style-name="Standard">84,2,1.702,-0.298</text:p>
      <text:p text:style-name="Standard">85,2,1.846,-0.154</text:p>
      <text:p text:style-name="Standard"><text:soft-page-break/>86,2.4,2.702,0.302</text:p>
      <text:p text:style-name="Standard">87,0,1.481,1.481</text:p>
      <text:p text:style-name="Standard">88,2.5,1.226,-1.274</text:p>
      <text:p text:style-name="Standard">89,1.75,1.03,-0.72</text:p>
      <text:p text:style-name="Standard">90,2.8,3.06,0.26</text:p>
      <text:p text:style-name="Standard">91,0,0.684,0.684</text:p>
      <text:p text:style-name="Standard">92,1.5,2.007,0.507</text:p>
      <text:p text:style-name="Standard">93,1.8,2.191,0.391</text:p>
      <text:p text:style-name="Standard">94,1,1.377,0.377</text:p>
      <text:p text:style-name="Standard">95,1.667,1.426,-0.241</text:p>
      <text:p text:style-name="Standard">96,1,3.255,2.255</text:p>
      <text:p text:style-name="Standard">97,0.2,1.852,1.652</text:p>
      <text:p text:style-name="Standard">98,1.6,2.29,0.69</text:p>
      <text:p text:style-name="Standard">99,1.2,2.093,0.893</text:p>
      <text:p text:style-name="Standard">100,2.8,1.941,-0.859</text:p>
      <text:p text:style-name="Standard">1,3.5,1.673,-1.827</text:p>
      <text:p text:style-name="Standard">2,1.333,2.398,1.065</text:p>
      <text:p text:style-name="Standard">3,2.8,1.606,-1.194</text:p>
      <text:p text:style-name="Standard">4,1.6,1.905,0.305</text:p>
      <text:p text:style-name="Standard">5,1.4,2.628,1.228</text:p>
      <text:p text:style-name="Standard">6,2.6,2.014,-0.586</text:p>
      <text:p text:style-name="Standard">7,0.25,1.476,1.226</text:p>
      <text:p text:style-name="Standard">8,0,0.488,0.488</text:p>
      <text:p text:style-name="Standard">9,1.667,2.55,0.883</text:p>
      <text:p text:style-name="Standard">10,0.333,0.875,0.542</text:p>
      <text:p text:style-name="Standard">11,2,2.851,0.851</text:p>
      <text:p text:style-name="Standard">12,2.75,2.564,-0.186</text:p>
      <text:p text:style-name="Standard">13,2.2,2.84,0.64</text:p>
      <text:p text:style-name="Standard">14,4.6,2.716,-1.884</text:p>
      <text:p text:style-name="Standard">15,2.167,1.857,-0.309</text:p>
      <text:p text:style-name="Standard">16,1.2,1.88,0.68</text:p>
      <text:p text:style-name="Standard">17,1.6,1.345,-0.255</text:p>
      <text:p text:style-name="Standard">18,2.25,1.617,-0.633</text:p>
      <text:p text:style-name="Standard">19,0.8,1.639,0.839</text:p>
      <text:p text:style-name="Standard">20,0,1.93,1.93</text:p>
      <text:p text:style-name="Standard">21,1.2,1.929,0.729</text:p>
      <text:p text:style-name="Standard">22,2.8,2.103,-0.697</text:p>
      <text:p text:style-name="Standard">23,3,1.42,-1.58</text:p>
      <text:p text:style-name="Standard">24,4.8,2.602,-2.198</text:p>
      <text:p text:style-name="Standard">25,1.833,1.837,0.003</text:p>
      <text:p text:style-name="Standard">26,0.333,1.892,1.559</text:p>
      <text:p text:style-name="Standard">27,1.25,2.144,0.894</text:p>
      <text:p text:style-name="Standard">28,1.6,2.121,0.521</text:p>
      <text:p text:style-name="Standard">29,1.2,2.389,1.189</text:p>
      <text:p text:style-name="Standard">30,3.2,2.663,-0.537</text:p>
      <text:p text:style-name="Standard">31,0.6,1.222,0.622</text:p>
      <text:p text:style-name="Standard">32,2.8,2.056,-0.744</text:p>
      <text:p text:style-name="Standard">33,2.4,1.385,-1.015</text:p>
      <text:p text:style-name="Standard">34,1.4,1.935,0.535</text:p>
      <text:p text:style-name="Standard">35,0.5,2.02,1.52</text:p>
      <text:p text:style-name="Standard">36,3.4,1.917,-1.483</text:p>
      <text:p text:style-name="Standard"><text:soft-page-break/>37,0.2,0.598,0.398</text:p>
      <text:p text:style-name="Standard">38,2.333,1.49,-0.843</text:p>
      <text:p text:style-name="Standard">39,1.6,1.972,0.372</text:p>
      <text:p text:style-name="Standard">40,2.8,1.434,-1.366</text:p>
      <text:p text:style-name="Standard">41,0.6,1.544,0.944</text:p>
      <text:p text:style-name="Standard">42,0.2,2.681,2.481</text:p>
      <text:p text:style-name="Standard">43,3.333,1.636,-1.697</text:p>
      <text:p text:style-name="Standard">44,1.667,2.253,0.587</text:p>
      <text:p text:style-name="Standard">45,2.8,1.757,-1.043</text:p>
      <text:p text:style-name="Standard">46,3.333,2.994,-0.339</text:p>
      <text:p text:style-name="Standard">47,2.4,3.322,0.922</text:p>
      <text:p text:style-name="Standard">48,0.5,1.807,1.307</text:p>
      <text:p text:style-name="Standard">49,1.4,2.052,0.652</text:p>
      <text:p text:style-name="Standard">50,1.2,2.411,1.211</text:p>
      <text:p text:style-name="Standard">51,2.4,2.683,0.283</text:p>
      <text:p text:style-name="Standard">52,4,2.652,-1.348</text:p>
      <text:p text:style-name="Standard">53,2.167,1.83,-0.337</text:p>
      <text:p text:style-name="Standard">54,1.5,1.635,0.135</text:p>
      <text:p text:style-name="Standard">55,2,1.757,-0.243</text:p>
      <text:p text:style-name="Standard">56,1.6,2.187,0.587</text:p>
      <text:p text:style-name="Standard">57,2.2,2.091,-0.109</text:p>
      <text:p text:style-name="Standard">58,3.75,1.565,-2.185</text:p>
      <text:p text:style-name="Standard">59,0.333,1.413,1.079</text:p>
      <text:p text:style-name="Standard">60,1.667,1.52,-0.146</text:p>
      <text:p text:style-name="Standard">61,1.5,1.572,0.072</text:p>
      <text:p text:style-name="Standard">62,0,2.199,2.199</text:p>
      <text:p text:style-name="Standard">63,1,1.267,0.267</text:p>
      <text:p text:style-name="Standard">64,2.833,2.346,-0.487</text:p>
      <text:p text:style-name="Standard">65,1.833,1.776,-0.058</text:p>
      <text:p text:style-name="Standard">66,2,2.534,0.534</text:p>
      <text:p text:style-name="Standard">67,1.6,2.338,0.738</text:p>
      <text:p text:style-name="Standard">68,4.2,2.093,-2.107</text:p>
      <text:p text:style-name="Standard">69,2.2,1.806,-0.394</text:p>
      <text:p text:style-name="Standard">70,3.4,2.79,-0.61</text:p>
      <text:p text:style-name="Standard">71,2,2.278,0.278</text:p>
      <text:p text:style-name="Standard">72,3.167,2.92,-0.247</text:p>
      <text:p text:style-name="Standard">73,3.833,1.727,-2.106</text:p>
      <text:p text:style-name="Standard">74,0.833,1.488,0.655</text:p>
      <text:p text:style-name="Standard">75,1.4,1.511,0.111</text:p>
      <text:p text:style-name="Standard">76,2.2,2.179,-0.021</text:p>
      <text:p text:style-name="Standard">77,1.167,2.239,1.073</text:p>
      <text:p text:style-name="Standard">78,2.5,1.828,-0.672</text:p>
      <text:p text:style-name="Standard">79,0.4,2.227,1.827</text:p>
      <text:p text:style-name="Standard">80,4.333,2.342,-1.991</text:p>
      <text:p text:style-name="Standard">81,1.5,1.74,0.24</text:p>
      <text:p text:style-name="Standard">82,0.2,0.675,0.475</text:p>
      <text:p text:style-name="Standard">83,0.6,1.43,0.83</text:p>
      <text:p text:style-name="Standard">84,3.833,3.494,-0.339</text:p>
      <text:p text:style-name="Standard">85,1.4,2.07,0.67</text:p>
      <text:p text:style-name="Standard">86,0,0.678,0.678</text:p>
      <text:p text:style-name="Standard">87,2.4,2.254,-0.146</text:p>
      <text:p text:style-name="Standard"><text:soft-page-break/>88,1.167,1.48,0.314</text:p>
      <text:p text:style-name="Standard">89,1.143,2.174,1.031</text:p>
      <text:p text:style-name="Standard">90,1.167,1.183,0.017</text:p>
      <text:p text:style-name="Standard">91,1,2.351,1.351</text:p>
      <text:p text:style-name="Standard">92,0.6,1.415,0.815</text:p>
      <text:p text:style-name="Standard">93,0,0.823,0.823</text:p>
      <text:p text:style-name="Standard">94,2.8,1.349,-1.451</text:p>
      <text:p text:style-name="Standard">95,3,2.341,-0.659</text:p>
      <text:p text:style-name="Standard">96,3.8,1.974,-1.826</text:p>
      <text:p text:style-name="Standard">97,1.5,2.017,0.517</text:p>
      <text:p text:style-name="Standard">98,2,2.251,0.251</text:p>
      <text:p text:style-name="Standard">99,3.333,1.675,-1.659</text:p>
      <text:p text:style-name="Standard">100,1.5,1.645,0.145</text:p>
      <text:p text:style-name="Standard">1,3.833,1.888,-1.945</text:p>
      <text:p text:style-name="Standard">2,1.833,1.837,0.004</text:p>
      <text:p text:style-name="Standard">3,0.429,1.757,1.329</text:p>
      <text:p text:style-name="Standard">4,2.667,2.901,0.234</text:p>
      <text:p text:style-name="Standard">5,1.2,2.298,1.098</text:p>
      <text:p text:style-name="Standard">6,2,1.085,-0.915</text:p>
      <text:p text:style-name="Standard">7,3.6,2.245,-1.355</text:p>
      <text:p text:style-name="Standard">8,0.6,1.854,1.254</text:p>
      <text:p text:style-name="Standard">9,3.75,2.156,-1.594</text:p>
      <text:p text:style-name="Standard">10,5,2.437,-2.563</text:p>
      <text:p text:style-name="Standard">11,1.8,1.951,0.151</text:p>
      <text:p text:style-name="Standard">12,4.4,1.472,-2.928</text:p>
      <text:p text:style-name="Standard">13,1.6,2.554,0.954</text:p>
      <text:p text:style-name="Standard">14,2.2,2.212,0.012</text:p>
      <text:p text:style-name="Standard">15,0.167,0.761,0.594</text:p>
      <text:p text:style-name="Standard">16,1.75,2.448,0.698</text:p>
      <text:p text:style-name="Standard">17,1.6,2.52,0.92</text:p>
      <text:p text:style-name="Standard">18,1.4,2.272,0.872</text:p>
      <text:p text:style-name="Standard">19,3.333,3.374,0.04</text:p>
      <text:p text:style-name="Standard">20,1.6,2.333,0.733</text:p>
      <text:p text:style-name="Standard">21,1.2,1.138,-0.062</text:p>
      <text:p text:style-name="Standard">22,1.8,1.478,-0.322</text:p>
      <text:p text:style-name="Standard">23,1.75,1.43,-0.32</text:p>
      <text:p text:style-name="Standard">24,3.2,1.887,-1.313</text:p>
      <text:p text:style-name="Standard">25,0.25,0.638,0.388</text:p>
      <text:p text:style-name="Standard">26,0.167,1.233,1.066</text:p>
      <text:p text:style-name="Standard">27,3.2,2.111,-1.089</text:p>
      <text:p text:style-name="Standard">28,0.667,2.193,1.527</text:p>
      <text:p text:style-name="Standard">29,1.6,2.464,0.864</text:p>
      <text:p text:style-name="Standard">30,1.2,1.377,0.177</text:p>
      <text:p text:style-name="Standard">31,1.25,2.314,1.064</text:p>
      <text:p text:style-name="Standard">32,1.8,2.45,0.65</text:p>
      <text:p text:style-name="Standard">33,1.667,2.449,0.782</text:p>
      <text:p text:style-name="Standard">34,1,2.16,1.16</text:p>
      <text:p text:style-name="Standard">35,1.4,1.551,0.151</text:p>
      <text:p text:style-name="Standard">36,1,1.652,0.652</text:p>
      <text:p text:style-name="Standard">37,3.167,2.508,-0.659</text:p>
      <text:p text:style-name="Standard">38,2.2,3.09,0.89</text:p>
      <text:p text:style-name="Standard"><text:soft-page-break/>39,0,0.57,0.57</text:p>
      <text:p text:style-name="Standard">40,2.333,2.719,0.385</text:p>
      <text:p text:style-name="Standard">41,3,2.88,-0.12</text:p>
      <text:p text:style-name="Standard">42,1,1.557,0.557</text:p>
      <text:p text:style-name="Standard">43,0.4,1.601,1.201</text:p>
      <text:p text:style-name="Standard">44,3.167,1.94,-1.226</text:p>
      <text:p text:style-name="Standard">45,0.6,1.89,1.29</text:p>
      <text:p text:style-name="Standard">46,2.4,1.6,-0.8</text:p>
      <text:p text:style-name="Standard">47,4.5,2.507,-1.993</text:p>
      <text:p text:style-name="Standard">48,1.2,2.489,1.289</text:p>
      <text:p text:style-name="Standard">49,1,1.366,0.366</text:p>
      <text:p text:style-name="Standard">50,2.333,1.185,-1.149</text:p>
      <text:p text:style-name="Standard">51,0.25,1.382,1.132</text:p>
      <text:p text:style-name="Standard">52,2.4,1.873,-0.527</text:p>
      <text:p text:style-name="Standard">53,2.429,2.121,-0.307</text:p>
      <text:p text:style-name="Standard">54,3.2,3.519,0.319</text:p>
      <text:p text:style-name="Standard">55,2,1.812,-0.188</text:p>
      <text:p text:style-name="Standard">56,1.5,2.131,0.631</text:p>
      <text:p text:style-name="Standard">57,1.4,1.188,-0.212</text:p>
      <text:p text:style-name="Standard">58,1.667,1.744,0.077</text:p>
      <text:p text:style-name="Standard">59,0.6,2.001,1.401</text:p>
      <text:p text:style-name="Standard">60,3.8,2.051,-1.749</text:p>
      <text:p text:style-name="Standard">61,2.8,2.267,-0.533</text:p>
      <text:p text:style-name="Standard">62,1.167,1.771,0.604</text:p>
      <text:p text:style-name="Standard">63,0.5,0.734,0.234</text:p>
      <text:p text:style-name="Standard">64,3.833,3.108,-0.726</text:p>
      <text:p text:style-name="Standard">65,3.2,2.758,-0.442</text:p>
      <text:p text:style-name="Standard">66,3,2.027,-0.973</text:p>
      <text:p text:style-name="Standard">67,0.6,1.863,1.263</text:p>
      <text:p text:style-name="Standard">68,2,2.249,0.249</text:p>
      <text:p text:style-name="Standard">69,3,2.18,-0.82</text:p>
      <text:p text:style-name="Standard">70,1.75,2.678,0.928</text:p>
      <text:p text:style-name="Standard">71,3.6,2.849,-0.751</text:p>
      <text:p text:style-name="Standard">72,0.4,2.174,1.774</text:p>
      <text:p text:style-name="Standard">73,2,1.905,-0.095</text:p>
      <text:p text:style-name="Standard">74,1.167,1.703,0.536</text:p>
      <text:p text:style-name="Standard">75,4.2,2.266,-1.934</text:p>
      <text:p text:style-name="Standard">76,2.2,1.69,-0.51</text:p>
      <text:p text:style-name="Standard">77,1.2,3.131,1.931</text:p>
      <text:p text:style-name="Standard">78,2,2.421,0.421</text:p>
      <text:p text:style-name="Standard">79,1.4,2.15,0.75</text:p>
      <text:p text:style-name="Standard">80,1,2.385,1.385</text:p>
      <text:p text:style-name="Standard">81,1.5,2.334,0.834</text:p>
      <text:p text:style-name="Standard">82,1,2.583,1.583</text:p>
      <text:p text:style-name="Standard">83,1.8,1.77,-0.03</text:p>
      <text:p text:style-name="Standard">84,2.2,1.942,-0.258</text:p>
      <text:p text:style-name="Standard">85,0.4,2.164,1.764</text:p>
      <text:p text:style-name="Standard">86,3,2.245,-0.755</text:p>
      <text:p text:style-name="Standard">87,0.667,0.985,0.319</text:p>
      <text:p text:style-name="Standard">88,1.2,2.66,1.46</text:p>
      <text:p text:style-name="Standard">89,2.4,1.358,-1.042</text:p>
      <text:p text:style-name="Standard"><text:soft-page-break/>90,1,1.34,0.34</text:p>
      <text:p text:style-name="Standard">91,1.2,2.377,1.177</text:p>
      <text:p text:style-name="Standard">92,3.167,2.851,-0.316</text:p>
      <text:p text:style-name="Standard">93,0.833,1.86,1.027</text:p>
      <text:p text:style-name="Standard">94,3.667,2.141,-1.526</text:p>
      <text:p text:style-name="Standard">95,3.2,1.556,-1.644</text:p>
      <text:p text:style-name="Standard">96,0,1.091,1.091</text:p>
      <text:p text:style-name="Standard">97,0.8,1.572,0.772</text:p>
      <text:p text:style-name="Standard">98,1.8,2.084,0.284</text:p>
      <text:p text:style-name="Standard">99,4.25,2.862,-1.388</text:p>
      <text:p text:style-name="Standard">100,0,0.993,0.993</text:p>
      <text:p text:style-name="Standard"/>
      <text:p text:style-name="Standard">=== Cross-validation ===</text:p>
      <text:p text:style-name="Standard">=== Summary ===</text:p>
      <text:p text:style-name="Standard"/>
      <text:p text:style-name="Standard">Correlation coefficient <text:s text:c="17"/>0.4737</text:p>
      <text:p text:style-name="Standard">Mean absolute error <text:s text:c="21"/>0.8549</text:p>
      <text:p text:style-name="Standard">Root mean squared error <text:s text:c="17"/>1.0451</text:p>
      <text:p text:style-name="Standard">Relative absolute error <text:s text:c="16"/>87.1923 %</text:p>
      <text:p text:style-name="Standard">Root relative squared error <text:s text:c="12"/>87.9627 %</text:p>
      <text:p text:style-name="Standard">Total Number of Instances <text:s text:c="12"/>1000 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4-11-26T15:07:16</meta:creation-date>
    <meta:document-statistic meta:table-count="0" meta:image-count="0" meta:object-count="0" meta:page-count="21" meta:paragraph-count="1029" meta:word-count="1098" meta:character-count="19332"/>
    <dc:date>2014-11-26T15:07:49</dc:date>
    <dc:creator>amita misra</dc:creator>
    <meta:editing-duration>PT33S</meta:editing-duration>
    <meta:editing-cycles>1</meta:editing-cycles>
    <meta:generator>OpenOffice/4.1.0$Unix OpenOffice.org_project/410m18$Build-9764</meta:generator>
  </office:meta>
</office:document-meta>
</file>